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29c11" officeooo:paragraph-rsid="00129c11" style:font-size-asian="14pt" style:font-size-complex="16pt"/>
    </style:style>
    <style:style style:name="P2" style:family="paragraph" style:parent-style-name="Standard">
      <style:paragraph-properties fo:text-align="start" style:justify-single-word="false"/>
      <style:text-properties fo:font-size="12pt" officeooo:rsid="00129c11" officeooo:paragraph-rsid="00129c11" style:font-size-asian="10.5pt" style:font-size-complex="12pt"/>
    </style:style>
    <style:style style:name="P3" style:family="paragraph" style:parent-style-name="Standard">
      <style:paragraph-properties fo:text-align="start" style:justify-single-word="false"/>
      <style:text-properties fo:font-size="12pt" officeooo:rsid="00148006" officeooo:paragraph-rsid="00148006" style:font-size-asian="10.5pt" style:font-size-complex="12pt"/>
    </style:style>
    <style:style style:name="T1" style:family="text">
      <style:text-properties officeooo:rsid="001480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IN405 de 2018</text:p>
      <text:p text:style-name="P1"/>
      <text:p text:style-name="P2"/>
      <text:p text:style-name="P2"/>
      <text:p text:style-name="P2">Par Marius Ghertescu et Jean Destribois</text:p>
      <text:p text:style-name="P2"/>
      <text:p text:style-name="P2"/>
      <text:p text:style-name="P2"><text:tab/>Le Projet n’est malheureusement pas fini. Le Programme peut compiler et s’executer seulement pour un tour peut importe le nombre de joueurs, lit le fichier d’entré et ecrit le fichier de sorti convenablement.</text:p>
      <text:p text:style-name="P2"/>
      <text:p text:style-name="P2"><text:tab/>Le Programme de compile et s’execute en tapant la commande make en ligne de commande. <text:s/>Les fichiers <text:s/>de sortie sont de la forme « joueur_n&lt;&gt;.blackjack ».</text:p>
      <text:p text:style-name="P2"><text:tab/>Nous avons décider pour implémenter le jeu d’utiliser les processus et donc nous manipulons beaucoup les tube dans le programme. </text:p>
      <text:p text:style-name="P2"/>
      <text:p text:style-name="P2"><text:tab/>Déroulement du programme : </text:p>
      <text:p text:style-name="P2">- Le programme lit le fichier donné en entrer et stock les informations du fichier dans la structure TABLE.</text:p>
      <text:p text:style-name="P2">- Le programme entre alors dans la fonction simuler<text:span text:style-name="T1">()</text:span> et crée un tableau d’une structure <text:span text:style-name="T1">INFOJOUEURS</text:span>(étant une liste chaîné). <text:s/><text:span text:style-name="T1">Celui ci stock pour chaque joueur les informations de chaque tours.</text:span></text:p>
      <text:p text:style-name="P3">- Le processus principal crée deux tableau d’une structure représentant des tubes.</text:p>
      <text:p text:style-name="P3">- Il crée également n processus fils pour chaque joueur.</text:p>
      <text:p text:style-name="P3">- Il vient alors dans la fonction banque() pendant que ses fils vont dans la fonction joueur().</text:p>
      <text:p text:style-name="P3">- La simulations se fait : le père s’occupe de tiré les cartes et les inscrire dans la structure INFOJOUEURS ainsi que les autres informations de la partie. Les joueurs eux décide de continuer à tiré des cartes, de continuer à jouer, de donner la mise et de savoir si ils ont perdus ou pas.</text:p>
      <text:p text:style-name="P3">- Une fois la simulation fini, la mémoire est libéré, les processus fils « attendus » et le tableau de la structure INFOJOUEURS est envoyé dans la fonction ecrire_fichier() pour crée les fichiers contenant toutes les informations de la par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23:15:56.670805385</meta:creation-date>
    <dc:date>2018-04-25T23:41:26.054090617</dc:date>
    <meta:editing-duration>PT3M18S</meta:editing-duration>
    <meta:editing-cycles>1</meta:editing-cycles>
    <meta:document-statistic meta:table-count="0" meta:image-count="0" meta:object-count="0" meta:page-count="1" meta:paragraph-count="13" meta:word-count="277" meta:character-count="1650" meta:non-whitespace-character-count="1377"/>
    <meta:generator>LibreOffice/5.2.7.2$Linux_x86 LibreOffice_project/20m0$Build-2</meta:generator>
  </office:meta>
</office:document-meta>
</file>